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34829"/>
    </style:style>
    <style:style style:name="P3" style:family="paragraph" style:parent-style-name="Standard">
      <style:paragraph-properties fo:text-align="justify" style:justify-single-word="false"/>
      <style:text-properties officeooo:paragraph-rsid="004f19f4"/>
    </style:style>
    <style:style style:name="P4" style:family="paragraph" style:parent-style-name="Standard">
      <style:paragraph-properties fo:text-align="justify" style:justify-single-word="false"/>
      <style:text-properties officeooo:paragraph-rsid="0050174a"/>
    </style:style>
    <style:style style:name="P5" style:family="paragraph" style:parent-style-name="Standard">
      <style:paragraph-properties fo:text-align="justify" style:justify-single-word="false"/>
      <style:text-properties officeooo:paragraph-rsid="0050f423"/>
    </style:style>
    <style:style style:name="P6" style:family="paragraph" style:parent-style-name="Standard">
      <style:paragraph-properties fo:text-align="justify" style:justify-single-word="false"/>
      <style:text-properties officeooo:paragraph-rsid="00519100"/>
    </style:style>
    <style:style style:name="P7" style:family="paragraph" style:parent-style-name="Standard">
      <style:paragraph-properties fo:text-align="justify" style:justify-single-word="false"/>
      <style:text-properties officeooo:paragraph-rsid="00530bb9"/>
    </style:style>
    <style:style style:name="P8" style:family="paragraph" style:parent-style-name="Standard">
      <style:paragraph-properties fo:text-align="justify" style:justify-single-word="false"/>
      <style:text-properties officeooo:paragraph-rsid="00298a63"/>
    </style:style>
    <style:style style:name="P9" style:family="paragraph" style:parent-style-name="Standard">
      <style:paragraph-properties fo:text-align="justify" style:justify-single-word="false"/>
      <style:text-properties officeooo:paragraph-rsid="001fa861"/>
    </style:style>
    <style:style style:name="P10" style:family="paragraph" style:parent-style-name="Standard">
      <style:paragraph-properties fo:text-align="justify" style:justify-single-word="false"/>
      <style:text-properties officeooo:paragraph-rsid="004202de"/>
    </style:style>
    <style:style style:name="P11" style:family="paragraph" style:parent-style-name="Standard">
      <style:paragraph-properties fo:text-align="justify" style:justify-single-word="false"/>
      <style:text-properties officeooo:paragraph-rsid="00358e53"/>
    </style:style>
    <style:style style:name="P12" style:family="paragraph" style:parent-style-name="Standard">
      <style:paragraph-properties fo:text-align="justify" style:justify-single-word="false"/>
      <style:text-properties officeooo:paragraph-rsid="0040c743"/>
    </style:style>
    <style:style style:name="P13" style:family="paragraph" style:parent-style-name="Standard">
      <style:paragraph-properties fo:text-align="justify" style:justify-single-word="false"/>
      <style:text-properties officeooo:paragraph-rsid="0036d3d6"/>
    </style:style>
    <style:style style:name="P14" style:family="paragraph" style:parent-style-name="Standard">
      <style:paragraph-properties fo:text-align="justify" style:justify-single-word="false"/>
      <style:text-properties officeooo:paragraph-rsid="003fd461"/>
    </style:style>
    <style:style style:name="P15" style:family="paragraph" style:parent-style-name="Standard">
      <style:paragraph-properties fo:text-align="justify" style:justify-single-word="false"/>
      <style:text-properties officeooo:paragraph-rsid="005573a4"/>
    </style:style>
    <style:style style:name="P16" style:family="paragraph" style:parent-style-name="Standard">
      <style:paragraph-properties fo:text-align="justify" style:justify-single-word="false"/>
      <style:text-properties officeooo:paragraph-rsid="001447cc"/>
    </style:style>
    <style:style style:name="P17" style:family="paragraph" style:parent-style-name="Standard">
      <style:paragraph-properties fo:text-align="justify" style:justify-single-word="false"/>
      <style:text-properties officeooo:paragraph-rsid="00205307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paragraph-rsid="004f19f4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paragraph-rsid="0050174a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paragraph-rsid="0050f423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paragraph-rsid="00519100"/>
    </style:style>
    <style:style style:name="P22" style:family="paragraph" style:parent-style-name="Standard">
      <style:paragraph-properties fo:text-align="justify" style:justify-single-word="false"/>
      <style:text-properties officeooo:rsid="00530bb9" officeooo:paragraph-rsid="00530bb9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0d549" officeooo:paragraph-rsid="001348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1fa86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4202d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20530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3046a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322814" officeooo:paragraph-rsid="00356a1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26f74e" officeooo:paragraph-rsid="00358e5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officeooo:rsid="00298a63" officeooo:paragraph-rsid="00298a63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officeooo:rsid="00298a63" officeooo:paragraph-rsid="0046f25a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officeooo:rsid="00298a63" officeooo:paragraph-rsid="00571769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tyle="italic" officeooo:rsid="00197691" officeooo:paragraph-rsid="0035632e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officeooo:rsid="00134829" officeooo:paragraph-rsid="00298a63"/>
    </style:style>
    <style:style style:name="P35" style:family="paragraph" style:parent-style-name="Standard">
      <style:paragraph-properties fo:text-align="justify" style:justify-single-word="false"/>
      <style:text-properties officeooo:rsid="00134829" officeooo:paragraph-rsid="00134829"/>
    </style:style>
    <style:style style:name="P36" style:family="paragraph" style:parent-style-name="Standard">
      <style:paragraph-properties fo:text-align="justify" style:justify-single-word="false"/>
      <style:text-properties officeooo:rsid="00134829" officeooo:paragraph-rsid="002f949a"/>
    </style:style>
    <style:style style:name="P37" style:family="paragraph" style:parent-style-name="Standard">
      <style:paragraph-properties fo:text-align="justify" style:justify-single-word="false"/>
      <style:text-properties officeooo:rsid="00134829" officeooo:paragraph-rsid="001af3da"/>
    </style:style>
    <style:style style:name="P38" style:family="paragraph" style:parent-style-name="Standard">
      <style:paragraph-properties fo:text-align="justify" style:justify-single-word="false"/>
      <style:text-properties officeooo:rsid="00134829" officeooo:paragraph-rsid="00358e53"/>
    </style:style>
    <style:style style:name="P39" style:family="paragraph" style:parent-style-name="Standard">
      <style:paragraph-properties fo:text-align="justify" style:justify-single-word="false"/>
      <style:text-properties officeooo:rsid="00134829" officeooo:paragraph-rsid="00356a18"/>
    </style:style>
    <style:style style:name="P40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34829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fa86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6a1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rsid="001447cc" officeooo:paragraph-rsid="001447cc"/>
    </style:style>
    <style:style style:name="P44" style:family="paragraph" style:parent-style-name="Standard">
      <style:paragraph-properties fo:text-align="justify" style:justify-single-word="false"/>
      <style:text-properties officeooo:rsid="0021c264" officeooo:paragraph-rsid="00358e53"/>
    </style:style>
    <style:style style:name="P45" style:family="paragraph" style:parent-style-name="Standard">
      <style:paragraph-properties fo:text-align="justify" style:justify-single-word="false"/>
      <style:text-properties officeooo:rsid="0024db34" officeooo:paragraph-rsid="00358e53"/>
    </style:style>
    <style:style style:name="T1" style:family="text">
      <style:text-properties officeooo:rsid="00134829"/>
    </style:style>
    <style:style style:name="T2" style:family="text">
      <style:text-properties officeooo:rsid="001447cc"/>
    </style:style>
    <style:style style:name="T3" style:family="text">
      <style:text-properties officeooo:rsid="0019769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3482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af3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7a368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officeooo:rsid="0019769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0ed4" style:font-style-asian="italic" style:font-style-complex="italic"/>
    </style:style>
    <style:style style:name="T11" style:family="text">
      <style:text-properties fo:font-style="italic" officeooo:rsid="0021c264" style:font-style-asian="italic" style:font-style-complex="italic"/>
    </style:style>
    <style:style style:name="T12" style:family="text">
      <style:text-properties fo:font-style="italic" officeooo:rsid="0024db34" style:font-style-asian="italic" style:font-style-complex="italic"/>
    </style:style>
    <style:style style:name="T13" style:family="text">
      <style:text-properties fo:font-style="italic" officeooo:rsid="0026f74e" style:font-style-asian="italic" style:font-style-complex="italic"/>
    </style:style>
    <style:style style:name="T14" style:family="text">
      <style:text-properties fo:font-style="italic" officeooo:rsid="0028a4e9" style:font-style-asian="italic" style:font-style-complex="italic"/>
    </style:style>
    <style:style style:name="T15" style:family="text">
      <style:text-properties fo:font-style="italic" officeooo:rsid="00298a63" style:font-style-asian="italic" style:font-style-complex="italic"/>
    </style:style>
    <style:style style:name="T16" style:family="text">
      <style:text-properties fo:font-style="italic" officeooo:rsid="00322814" style:font-style-asian="italic" style:font-style-complex="italic"/>
    </style:style>
    <style:style style:name="T17" style:family="text">
      <style:text-properties fo:font-style="italic" officeooo:rsid="00377290" style:font-style-asian="italic" style:font-style-complex="italic"/>
    </style:style>
    <style:style style:name="T18" style:family="text">
      <style:text-properties fo:font-style="italic" officeooo:rsid="003fd461" style:font-style-asian="italic" style:font-style-complex="italic"/>
    </style:style>
    <style:style style:name="T19" style:family="text">
      <style:text-properties fo:font-style="italic" officeooo:rsid="0040c743" style:font-style-asian="italic" style:font-style-complex="italic"/>
    </style:style>
    <style:style style:name="T20" style:family="text">
      <style:text-properties fo:font-style="italic" officeooo:rsid="004202de" style:font-style-asian="italic" style:font-style-complex="italic"/>
    </style:style>
    <style:style style:name="T21" style:family="text">
      <style:text-properties fo:font-style="italic" officeooo:rsid="0044f278" style:font-style-asian="italic" style:font-style-complex="italic"/>
    </style:style>
    <style:style style:name="T22" style:family="text">
      <style:text-properties fo:font-style="italic" officeooo:rsid="001fa861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632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79919" style:font-style-asian="italic" style:font-weight-asian="bold" style:font-style-complex="italic" style:font-weight-complex="bold"/>
    </style:style>
    <style:style style:name="T27" style:family="text">
      <style:text-properties style:text-underline-style="solid" style:text-underline-width="auto" style:text-underline-color="font-color" officeooo:rsid="001447cc"/>
    </style:style>
    <style:style style:name="T28" style:family="text">
      <style:text-properties style:text-underline-style="solid" style:text-underline-width="auto" style:text-underline-color="font-color" officeooo:rsid="0019769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5632e" style:font-weight-asian="normal" style:font-weight-complex="normal"/>
    </style:style>
    <style:style style:name="T31" style:family="text">
      <style:text-properties fo:font-weight="normal" officeooo:rsid="0046f25a" style:font-weight-asian="normal" style:font-weight-complex="normal"/>
    </style:style>
    <style:style style:name="T32" style:family="text">
      <style:text-properties fo:font-weight="normal" officeooo:rsid="00479919" style:font-weight-asian="normal" style:font-weight-complex="normal"/>
    </style:style>
    <style:style style:name="T33" style:family="text">
      <style:text-properties fo:font-size="12pt" fo:font-style="italic" fo:font-weight="normal" officeooo:rsid="00197691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21c264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fo:font-weight="normal" officeooo:rsid="0036d3d6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fo:font-weight="normal" officeooo:rsid="00377290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3cd6b8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normal" officeooo:rsid="004202de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fo:font-weight="normal" officeooo:rsid="005573a4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1fa861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normal" officeooo:rsid="004f19f4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fo:font-weight="normal" officeooo:rsid="004d9b1c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style="italic" fo:font-weight="normal" officeooo:rsid="0050174a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font-style="italic" fo:font-weight="normal" officeooo:rsid="0050f423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519100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530bb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size="12pt" fo:font-style="italic" fo:font-weight="normal" officeooo:rsid="00571769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style:text-underline-style="none" fo:font-weight="normal" officeooo:rsid="004d9b1c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style:text-underline-style="none" fo:font-weight="normal" officeooo:rsid="0050174a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style:text-underline-style="none" fo:font-weight="normal" officeooo:rsid="0050f423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style:text-underline-style="none" fo:font-weight="normal" officeooo:rsid="00519100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style:text-underline-style="none" fo:font-weight="normal" officeooo:rsid="00530bb9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italic" style:text-underline-style="none" fo:font-weight="normal" officeooo:rsid="005573a4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weight="normal" officeooo:rsid="00197691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34829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1447cc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1fa861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20530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4202de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5573a4" style:font-size-asian="12pt" style:font-weight-asian="normal" style:font-size-complex="12pt" style:font-weight-complex="normal"/>
    </style:style>
    <style:style style:name="T61" style:family="text">
      <style:text-properties fo:font-size="12pt" fo:font-weight="normal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2f949a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30d549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3139d1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377290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43578b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4d9b1c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4f19f4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50174a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519100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530bb9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1447cc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53e962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571769" style:font-size-asian="10.5pt" style:font-weight-asian="normal" style:font-size-complex="12pt" style:font-weight-complex="normal"/>
    </style:style>
    <style:style style:name="T75" style:family="text">
      <style:text-properties fo:font-size="12pt" fo:font-style="normal" fo:font-weight="normal" officeooo:rsid="00322814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26f74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5573a4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4f19f4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50174a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50f423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04d9b1c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04f19f4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050174a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050f423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0530bb9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solid" style:text-underline-width="auto" style:text-underline-color="font-color" fo:font-weight="normal" officeooo:rsid="004d9b1c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solid" style:text-underline-width="auto" style:text-underline-color="font-color" fo:font-weight="normal" officeooo:rsid="004f19f4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solid" style:text-underline-width="auto" style:text-underline-color="font-color" fo:font-weight="normal" officeooo:rsid="0050174a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solid" style:text-underline-width="auto" style:text-underline-color="font-color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style:text-underline-style="solid" style:text-underline-width="auto" style:text-underline-color="font-color" fo:font-weight="normal" officeooo:rsid="004d9b1c" style:font-size-asian="10.5pt" style:font-weight-asian="normal" style:font-size-complex="12pt" style:font-weight-complex="normal"/>
    </style:style>
    <style:style style:name="T93" style:family="text">
      <style:text-properties fo:font-size="12pt" style:text-underline-style="none" fo:font-weight="normal" officeooo:rsid="004d9b1c" style:font-size-asian="10.5pt" style:font-weight-asian="normal" style:font-size-complex="12pt" style:font-weight-complex="normal"/>
    </style:style>
    <style:style style:name="T94" style:family="text">
      <style:text-properties fo:font-size="12pt" style:text-underline-style="none" fo:font-weight="normal" officeooo:rsid="004f19f4" style:font-size-asian="10.5pt" style:font-weight-asian="normal" style:font-size-complex="12pt" style:font-weight-complex="normal"/>
    </style:style>
    <style:style style:name="T95" style:family="text">
      <style:text-properties officeooo:rsid="001fa861"/>
    </style:style>
    <style:style style:name="T96" style:family="text">
      <style:text-properties officeooo:rsid="00205307"/>
    </style:style>
    <style:style style:name="T97" style:family="text">
      <style:text-properties officeooo:rsid="0021c264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24db34" style:font-style-asian="normal" style:font-style-complex="normal"/>
    </style:style>
    <style:style style:name="T100" style:family="text">
      <style:text-properties fo:font-style="normal" officeooo:rsid="0025c73f" style:font-style-asian="normal" style:font-style-complex="normal"/>
    </style:style>
    <style:style style:name="T101" style:family="text">
      <style:text-properties fo:font-style="normal" officeooo:rsid="0026f74e" style:font-style-asian="normal" style:font-style-complex="normal"/>
    </style:style>
    <style:style style:name="T102" style:family="text">
      <style:text-properties fo:font-style="normal" officeooo:rsid="003046a1" style:font-style-asian="normal" style:font-style-complex="normal"/>
    </style:style>
    <style:style style:name="T103" style:family="text">
      <style:text-properties fo:font-style="normal" officeooo:rsid="00322814" style:font-style-asian="normal" style:font-style-complex="normal"/>
    </style:style>
    <style:style style:name="T104" style:family="text">
      <style:text-properties fo:font-style="normal" officeooo:rsid="003fd461" style:font-style-asian="normal" style:font-style-complex="normal"/>
    </style:style>
    <style:style style:name="T105" style:family="text">
      <style:text-properties fo:font-style="normal" officeooo:rsid="0040c743" style:font-style-asian="normal" style:font-style-complex="normal"/>
    </style:style>
    <style:style style:name="T106" style:family="text">
      <style:text-properties fo:font-style="normal" officeooo:rsid="004202de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8" style:family="text">
      <style:text-properties fo:font-style="normal" style:text-underline-style="none" style:font-style-asian="normal" style:font-style-complex="normal"/>
    </style:style>
    <style:style style:name="T109" style:family="text">
      <style:text-properties fo:font-style="normal" style:text-underline-style="none" officeooo:rsid="0024db34" style:font-style-asian="normal" style:font-style-complex="normal"/>
    </style:style>
    <style:style style:name="T110" style:family="text">
      <style:text-properties officeooo:rsid="00230ed4"/>
    </style:style>
    <style:style style:name="T111" style:family="text">
      <style:text-properties officeooo:rsid="0024db34"/>
    </style:style>
    <style:style style:name="T112" style:family="text">
      <style:text-properties officeooo:rsid="0026a962"/>
    </style:style>
    <style:style style:name="T113" style:family="text">
      <style:text-properties officeooo:rsid="0028a4e9"/>
    </style:style>
    <style:style style:name="T114" style:family="text">
      <style:text-properties officeooo:rsid="003046a1"/>
    </style:style>
    <style:style style:name="T115" style:family="text">
      <style:text-properties officeooo:rsid="00322814"/>
    </style:style>
    <style:style style:name="T116" style:family="text">
      <style:text-properties officeooo:rsid="0037a368"/>
    </style:style>
    <style:style style:name="T117" style:family="text">
      <style:text-properties officeooo:rsid="003fd461"/>
    </style:style>
    <style:style style:name="T118" style:family="text">
      <style:text-properties officeooo:rsid="0040c743"/>
    </style:style>
    <style:style style:name="T119" style:family="text">
      <style:text-properties officeooo:rsid="004202de"/>
    </style:style>
    <style:style style:name="T120" style:family="text">
      <style:text-properties officeooo:rsid="0046f25a"/>
    </style:style>
    <style:style style:name="T121" style:family="text">
      <style:text-properties officeooo:rsid="00479919"/>
    </style:style>
    <style:style style:name="T122" style:family="text">
      <style:text-properties officeooo:rsid="00530bb9"/>
    </style:style>
    <style:style style:name="T123" style:family="text">
      <style:text-properties officeooo:rsid="00571769"/>
    </style:style>
    <style:style style:name="T124" style:family="text">
      <style:text-properties officeooo:rsid="00577e2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etalharemos agora cada módulo (função) do código-fonte:</text:p>
      <text:p text:style-name="P35"/>
      <text:p text:style-name="P42">→<text:span text:style-name="T116"> </text:span><text:s/>aloc_int </text:p>
      <text:p text:style-name="P14"><text:span text:style-name="T1"><text:tab/></text:span><text:span text:style-name="T112">Essa função irá alocar dinamicamente a matriz principal do programa. </text:span><text:span text:style-name="T117">Isso significa dizer que ela irá ter um custo assintótico de espaço de </text:span><text:span text:style-name="T18">O(n²)</text:span><text:span text:style-name="T117">, pois terei uma matriz </text:span><text:span text:style-name="T18">nxn</text:span><text:span text:style-name="T117"> onde será alocado cada posição uma única vez. </text:span></text:p>
      <text:p text:style-name="P14"><text:span text:style-name="T117"><text:tab/>Como o procedimentos para a alocação requer apenas uma passagem de </text:span><text:span text:style-name="T18">0 </text:span><text:span text:style-name="T104">a</text:span><text:span text:style-name="T18"> n-1</text:span><text:span text:style-name="T117">, em tempo teremos então, o custo de </text:span><text:span text:style-name="T18">O(n)</text:span><text:span text:style-name="T117">. </text:span><text:span text:style-name="T112">(Obs.: a matriz é alocada com “calloc”, isso significa que ela já está preenchida inteiramente com o valor “0”</text:span><text:span text:style-name="T124">).</text:span></text:p>
      <text:p text:style-name="P42"/>
      <text:p text:style-name="P42">→<text:span text:style-name="T116"> </text:span>free_aloc_int </text:p>
      <text:p text:style-name="P39"><text:tab/><text:span text:style-name="T97">Essa função </text:span><text:span text:style-name="T110">irá </text:span><text:span text:style-name="T97">desloca</text:span><text:span text:style-name="T110">r </text:span><text:span text:style-name="T97">a matriz </text:span><text:span text:style-name="T110">principal do programa, </text:span><text:span text:style-name="T117">para isso teremos o processo inverso descrito em “aloc_int”, então em tempo também teremos </text:span><text:span text:style-name="T18">O(n)</text:span><text:span text:style-name="T104">, como não há nenhum espaço alocado nesse módulo, o custo será constante isso é, </text:span><text:span text:style-name="T18">O(1)</text:span><text:span text:style-name="T104">.</text:span></text:p>
      <text:p text:style-name="P28"/>
      <text:p text:style-name="P38"><text:span text:style-name="T4">→</text:span><text:span text:style-name="T7"> </text:span><text:span text:style-name="T4">rlc_binary</text:span> </text:p>
      <text:p text:style-name="P12"><text:span text:style-name="T1"><text:tab/></text:span><text:span text:style-name="T97">Essa função é o esqueleto de todo o código fonte, ela colhe todos os valores passados no arquivo em um vetor único </text:span><text:span text:style-name="T11">“numbers_arc” </text:span><text:span text:style-name="T19">(</text:span><text:span text:style-name="T105">que possui um custo de espaço constante </text:span><text:span text:style-name="T19">O(1)</text:span><text:span text:style-name="T105">).</text:span><text:span text:style-name="T97"> </text:span><text:span text:style-name="T118">A</text:span><text:span text:style-name="T97">pós isso ela irá preencher somente a primeira linha e primeira coluna da <text:s/></text:span><text:span text:style-name="T11">“matriz_aloc” </text:span><text:span text:style-name="T118">(to custo dessa matriz </text:span><text:span text:style-name="T119">de espaço </text:span><text:span text:style-name="T118">já foi detalhado e definido em </text:span><text:span text:style-name="T19">“aloc_int”</text:span><text:span text:style-name="T105">, </text:span><text:span text:style-name="T106">o custo de tempo será detalhado posteriormente</text:span><text:span text:style-name="T118">) </text:span><text:span text:style-name="T97">com os valores passados como argumento na primeira linha do arquivo. A exemplo teremos:</text:span></text:p>
      <text:p text:style-name="P44"/>
      <text:p text:style-name="P44"><text:tab/><text:span text:style-name="T110">Apos isso teremos um</text:span><text:span text:style-name="T10"> “vetor_aux” </text:span><text:span text:style-name="T110">no qual será armazenado apenas os pares ordenados, </text:span><text:span text:style-name="T119">esse vetor é linear e alocado dinamicamente consumindo um espaço de </text:span><text:span text:style-name="T20">O(n)</text:span><text:span text:style-name="T119"> e tempo de </text:span><text:span text:style-name="T20">O(1)</text:span><text:span text:style-name="T119"> pois como é uma alocação linear, o tempo será constante independente da entrada</text:span><text:span text:style-name="T110">. Assim quando obtivermos esse vetor, teremos os vetores </text:span><text:span text:style-name="T10">“par_eixo_x” </text:span><text:span text:style-name="T110">e </text:span><text:span text:style-name="T10">“par_eixo_y”</text:span><text:span text:style-name="T110"> onde ficarão respectivamente <text:s/>os valores de x e y de forma sincronizada, ou seja, a posição 0 dos dois vetores terá exatamente no nosso exemplo de entrada os valores (1,1), </text:span><text:span text:style-name="T119">esses dois pares terão o mesmo custo de tempo e espaço do </text:span><text:span text:style-name="T20">“vetor_aux”</text:span><text:span text:style-name="T119">, já definidos anteriormente.</text:span></text:p>
      <text:p text:style-name="P44"><text:tab/><text:span text:style-name="T111">Por fim, os vetores </text:span><text:span text:style-name="T10">“par_eixo_x” </text:span><text:span text:style-name="T110">e </text:span><text:span text:style-name="T10">“par_eixo_y” </text:span><text:span text:style-name="T99">irão percorrer toda a matriz </text:span><text:span text:style-name="T12">“matriz_aloc” </text:span><text:span text:style-name="T99">computando os pares e preenchendo-os com o valor “1”.</text:span></text:p>
      <text:p text:style-name="P45"><text:span text:style-name="T98"><text:tab/></text:span><text:span text:style-name="T106">Note que para o preenchimento dessa matriz, é necessário passar </text:span><text:span text:style-name="T20">n vezes</text:span><text:span text:style-name="T106"> em cada posição da minha matriz </text:span><text:span text:style-name="T20">nxn</text:span><text:span text:style-name="T106">, logo o custo assintótico de tempo gasto nessa parte será </text:span><text:span text:style-name="T20">O(n³)</text:span><text:span text:style-name="T106">.</text:span></text:p>
      <text:p text:style-name="P29"/>
      <text:p text:style-name="P40">→<text:span text:style-name="T116"> </text:span>reflexiva </text:p>
      <text:p text:style-name="P1"><text:tab/><text:span text:style-name="T27">Def</text:span><text:span text:style-name="T28">inição</text:span><text:span text:style-name="T2">: </text:span><text:span text:style-name="T2"><draw:frame draw:style-name="fr1" draw:name="Objeto2" text:anchor-type="as-char" svg:y="-0.386cm" svg:width="6.11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3"><text:tab/>Essa função verifica <text:span text:style-name="T3">se a diagonal principal está inteiramente preenchida com o valor “1”.</text:span></text:p>
      <text:p text:style-name="P16"><text:span text:style-name="T2"><text:tab/></text:span><text:span text:style-name="T119">Como é necessário verificar cada posição da matriz nxn, teremos um custo assintótico de tempo representado por </text:span><text:span text:style-name="T20">O(n²)</text:span><text:span text:style-name="T119"> e como não há nenhuma alocação teremos custo constante de espaço, ou seja, </text:span><text:span text:style-name="T20">O(1)</text:span><text:span text:style-name="T119">.</text:span></text:p>
      <text:p text:style-name="P33"/>
      <text:p text:style-name="P40">→<text:span text:style-name="T116"> </text:span>irreflexiva </text:p>
      <text:p text:style-name="P37"><text:tab/><text:span text:style-name="T27">Def</text:span><text:span text:style-name="T28">inição</text:span><text:span text:style-name="T2">: </text:span><text:span text:style-name="T2"><draw:frame draw:style-name="fr1" draw:name="Objeto1" text:anchor-type="as-char" svg:y="-0.386cm" svg:width="6.387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55"><text:tab/></text:span><text:span text:style-name="T56">Essa função verifica </text:span><text:span text:style-name="T54">se a diagonal principal </text:span><text:span text:style-name="T57">possui algum valor diferente de “1”.</text:span></text:p>
      <text:p text:style-name="P9"><text:span text:style-name="T57"><text:tab/></text:span><text:span text:style-name="T59">Custo assintótico de tempo e espaço já detalhados em </text:span><text:span text:style-name="T38">“reflexiva”</text:span><text:span text:style-name="T59">.</text:span></text:p>
      <text:p text:style-name="P40"/>
      <text:p text:style-name="P40"><text:span text:style-name="T3">→</text:span><text:span text:style-name="T116"> </text:span><text:span text:style-name="T3">simetrica </text:span></text:p>
      <text:p text:style-name="P37"><text:tab/><text:span text:style-name="T27">Def</text:span><text:span text:style-name="T28">inição</text:span><text:span text:style-name="T2">: </text:span><text:span text:style-name="T2"><draw:frame draw:style-name="fr1" draw:name="Objeto4" text:anchor-type="as-char" svg:y="-0.386cm" svg:width="10.312cm" svg:height="0.508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<text:tab/><text:span text:style-name="T2">Essa função verifica </text:span><text:span text:style-name="T3">se </text:span><text:span text:style-name="T95">o elemento da matriz[i][j] == matriz[j][i] para toda a matriz.</text:span></text:p>
      <text:p text:style-name="P25"><text:tab/><text:span text:style-name="T119">Custo assintótico de tempo e espaço já detalhados em </text:span><text:span text:style-name="T20">“reflexiva”</text:span><text:span text:style-name="T119">.</text:span></text:p>
      <text:p text:style-name="P25"><text:soft-page-break/></text:p>
      <text:p text:style-name="P40">→<text:span text:style-name="T116"> </text:span>anti_simetrica </text:p>
      <text:p text:style-name="P37"><text:tab/><text:span text:style-name="T27">Def</text:span><text:span text:style-name="T28">inição</text:span><text:span text:style-name="T2">: </text:span><text:span text:style-name="T2"><draw:frame draw:style-name="fr1" draw:name="Objeto5" text:anchor-type="as-char" svg:y="-0.386cm" svg:width="12.622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5"><text:span text:style-name="T55"><text:tab/></text:span><text:span text:style-name="T56">Essa função verifica </text:span><text:span text:style-name="T54">se </text:span><text:span text:style-name="T57">o elemento da </text:span><text:span text:style-name="T40">“[i][j] != [j][i]”</text:span><text:span text:style-name="T57"> <text:s/></text:span><text:span text:style-name="T58">a menos que i e j sejam iguais.</text:span></text:p>
      <text:p text:style-name="P10"><text:span text:style-name="T58"><text:tab/></text:span><text:span text:style-name="T59">Custo assintótico de tempo e espaço já detalhados em </text:span><text:span text:style-name="T38">“reflexiva”</text:span><text:span text:style-name="T59">.</text:span><text:span text:style-name="T63"><text:tab/></text:span></text:p>
      <text:p text:style-name="P23"/>
      <text:p text:style-name="P40">→<text:span text:style-name="T116"> </text:span>assimetrica </text:p>
      <text:p text:style-name="P37"><text:tab/><text:span text:style-name="T27">Def</text:span><text:span text:style-name="T28">inição</text:span><text:span text:style-name="T2">: </text:span><text:span text:style-name="T2"><draw:frame draw:style-name="fr1" draw:name="Objeto6" text:anchor-type="as-char" svg:y="-0.386cm" svg:width="10.312cm" svg:height="0.508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6"><text:tab/><text:span text:style-name="T2">Essa função verifica </text:span><text:span text:style-name="T3">se </text:span><text:span text:style-name="T95">o elemento da </text:span><text:span text:style-name="T22">“[i][j] != [j][i]”</text:span><text:span text:style-name="T95"> . </text:span><text:span text:style-name="T96">Se i = j, então não pode haver conexão.</text:span></text:p>
      <text:p text:style-name="P17"><text:span text:style-name="T55"><text:tab/></text:span><text:span text:style-name="T59">Nesse caso, como há somente verificação de condicionais, custo de tempo e espaço são constantes </text:span><text:span text:style-name="T60">nesse caso o custo assintótico para ambos é de </text:span><text:span text:style-name="T39">O(1)</text:span><text:span text:style-name="T60">.</text:span></text:p>
      <text:p text:style-name="P40"/>
      <text:p text:style-name="P40">→<text:span text:style-name="T116"> </text:span>transitiva </text:p>
      <text:p text:style-name="P37"><text:tab/><text:span text:style-name="T27">Def</text:span><text:span text:style-name="T28">inição</text:span><text:span text:style-name="T2">: </text:span><text:span text:style-name="T2"><draw:frame draw:style-name="fr1" draw:name="Objeto7" text:anchor-type="as-char" svg:y="-0.386cm" svg:width="12.721cm" svg:height="0.508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5"><text:span text:style-name="T55"><text:tab/></text:span><text:span text:style-name="T56">Essa função verifica </text:span><text:span text:style-name="T54">se </text:span><text:span text:style-name="T58"><text:s/>“</text:span><text:span text:style-name="T50">[i][j] == 1 &amp;&amp; [j][z] == 1 &amp;&amp; [i][z] </text:span><text:span text:style-name="T53">=</text:span><text:span text:style-name="T50">= 1”</text:span></text:p>
      <text:p text:style-name="P9"><text:span text:style-name="T58"><text:tab/></text:span><text:span text:style-name="T59">Como precisamos analisar as posições </text:span><text:span text:style-name="T38">x,y, z</text:span><text:span text:style-name="T59"> em uma matriz </text:span><text:span text:style-name="T38">nxn</text:span><text:span text:style-name="T59"> é necessário passar </text:span><text:span text:style-name="T38">n vezes</text:span><text:span text:style-name="T59"> por toda a matriz, isso significa que teremos um custo de </text:span><text:span text:style-name="T38">nxnxn</text:span><text:span text:style-name="T59"> o que pode ser representado por </text:span><text:span text:style-name="T38">O(n³) </text:span><text:span text:style-name="T77">em relação ao tempo e como não há espaço ocupado temos </text:span><text:span text:style-name="T39">O(1)</text:span><text:span text:style-name="T77">.</text:span></text:p>
      <text:p text:style-name="P40"/>
      <text:p text:style-name="P35"><text:span text:style-name="T6">→</text:span><text:span text:style-name="T7"> </text:span><text:span text:style-name="T6">m</text:span><text:span text:style-name="T4">ain <text:tab/></text:span></text:p>
      <text:p text:style-name="P2"><text:span text:style-name="T5"><text:tab/></text:span><text:span text:style-name="T65">A função main irá efetuar os procedimentos para que a saída esperada seja executada, isto é, analisar se </text:span><text:span text:style-name="T66">a</text:span><text:span text:style-name="T65"> entrada de dados corresponde a uma das relações propostas no trabalho. Caso seja falso, ela irá imprimir os pares ordenados que seriam capazes de tornar aquela entrada verdadeira. <text:tab/></text:span><text:span text:style-name="T67">Analisando brevemente o que fará cada relação se tornar verdadeira caso a resposta seja falsa, </text:span><text:span text:style-name="T68">perceba que o custo assintótico de tempo </text:span><text:span text:style-name="T69">e espaço </text:span><text:span text:style-name="T68">em todas as relações abaixo caso não seja detalhado, será justificado por analisar uma matriz </text:span><text:span text:style-name="T41">nxn</text:span><text:span text:style-name="T68"> passando apenas </text:span><text:span text:style-name="T41">uma única vez</text:span><text:span text:style-name="T68">, o que dará um custo da ordem de </text:span><text:span text:style-name="T41">O(n²) </text:span><text:span text:style-name="T79">em tempo e </text:span><text:span text:style-name="T43">O(1)</text:span><text:span text:style-name="T79"> em espaço, já que não estamos definindo nenhuma nova variável.</text:span><text:span text:style-name="T67"><text:tab/></text:span></text:p>
      <text:p text:style-name="P21"><text:span text:style-name="T67"><text:tab/></text:span><text:span text:style-name="T92">Reflexiva:</text:span></text:p>
      <text:p text:style-name="P2"><text:span text:style-name="T93"><text:tab/><text:tab/></text:span><text:span text:style-name="T94">I</text:span><text:span text:style-name="T93">remos analisar a diagonal principal da </text:span><text:span text:style-name="T48">“matriz_int_aloc” </text:span><text:span text:style-name="T82">de tamanho nxn e caso tenha o valor </text:span><text:span text:style-name="T48">“0”</text:span><text:span text:style-name="T82"> iremos retornar o par ordenado correspondente.</text:span></text:p>
      <text:p text:style-name="P6"><text:span text:style-name="T82"/></text:p>
      <text:p text:style-name="P6"><text:span text:style-name="T82"><text:tab/></text:span><text:span text:style-name="T88">Irreflexiva:</text:span></text:p>
      <text:p text:style-name="P6"><text:span text:style-name="T82"><text:tab/><text:tab/></text:span><text:span text:style-name="T83">Esse bloco é oposto ao anterior</text:span><text:span text:style-name="T82">, ou seja, caso contenha o valor </text:span><text:span text:style-name="T48">“1”</text:span><text:span text:style-name="T82"> na diagonal principal iremos retornar o par ordenado corresponde</text:span><text:span text:style-name="T83">nte.</text:span></text:p>
      <text:p text:style-name="P3"><text:span text:style-name="T82"><text:tab/><text:tab/></text:span></text:p>
      <text:p text:style-name="P6"><text:span text:style-name="T82"><text:tab/></text:span><text:span text:style-name="T89">Simetrica:</text:span></text:p>
      <text:p text:style-name="P18"><text:span text:style-name="T78"><text:tab/><text:tab/>Para essa relação iremos verificar se as posições [i][j] da matriz </text:span><text:span text:style-name="T42">“matriz_int_aloc” </text:span><text:span text:style-name="T78">possuem valores diferentes, isso quer dizer analisar </text:span><text:span text:style-name="T41">“[i][j] == 0 &amp;&amp; [j][i] == 1” </text:span><text:span text:style-name="T78">caso a expressão seja verdadeira, iremos retornar os pares ordenados que confirmam a sua veracidade.</text:span></text:p>
      <text:p text:style-name="P21"><text:span text:style-name="T78"><text:tab/></text:span></text:p>
      <text:p text:style-name="P21"><text:span text:style-name="T78"><text:tab/></text:span><text:span text:style-name="T90">Antissimétrica:</text:span></text:p>
      <text:p text:style-name="P19"><text:span text:style-name="T79"><text:tab/><text:tab/>De maneira oposta ao anterior novamente verificaremos </text:span><text:span text:style-name="T41">“[i][j] == 0 &amp;&amp; [j][i] == 1” </text:span><text:span text:style-name="T79">entretanto para compor a definição da relação antissimétrica exposta no módulo “anti_simetrica” as variáveis (i,j) devem ser diferentes, com isso nossa verificação precisa ter a condição extra </text:span><text:span text:style-name="T43">“ i != j”</text:span><text:span text:style-name="T79">.</text:span></text:p>
      <text:p text:style-name="P19"><text:span text:style-name="T79"/></text:p>
      <text:p text:style-name="P19"><text:span text:style-name="T79"><text:tab/></text:span><text:span text:style-name="T90">Assimetrica:</text:span></text:p>
      <text:p text:style-name="P4"><text:span text:style-name="T84"><text:tab/><text:tab/>Esse bloco apenas retornar “F” ou “V”, pois pela definição já dada em </text:span><text:span text:style-name="T49">“assimetrica” </text:span><text:span text:style-name="T84">quando essa relação for falsa, seus pares ordenados que fariam a sentença verdadeira já foram </text:span><text:soft-page-break/><text:span text:style-name="T84">reproduzidos nos blocos </text:span><text:span text:style-name="T49">“irreflexiva”</text:span><text:span text:style-name="T84"> e </text:span><text:span text:style-name="T49">“antissimétrica”</text:span><text:span text:style-name="T84">. Como é </text:span><text:span text:style-name="T85">usada uma estrutura condicional e a mesma </text:span><text:span text:style-name="T84">é constante o custo assintótico de tempo nesse bloco é da ordem de </text:span><text:span text:style-name="T49">O(1)</text:span><text:span text:style-name="T84">.</text:span></text:p>
      <text:p text:style-name="P4"><text:span text:style-name="T84"/></text:p>
      <text:p text:style-name="P19"><text:span text:style-name="T79"><text:tab/></text:span><text:span text:style-name="T90">Transitiva:</text:span></text:p>
      <text:p text:style-name="P5"><text:span text:style-name="T84"><text:tab/><text:tab/></text:span><text:span text:style-name="T85">Nessa parte, usaremos três variáveis para compor nossos pares ordenados que deveriam existir para que essa relação seja verdadeira. Dito isso usaremos uma estrutura de repetição analisando </text:span><text:span text:style-name="T50">n vezes</text:span><text:span text:style-name="T85"> as posições de uma matriz </text:span><text:span text:style-name="T50">nxn</text:span><text:span text:style-name="T85">, com isso o custo de tempo desse passo é dado por </text:span><text:span text:style-name="T50">O(n³)</text:span><text:span text:style-name="T85">, nele verificaremos se </text:span><text:span text:style-name="T50">“[i][j] == 1 &amp;&amp; [j][z] == 1 &amp;&amp; [i][z] != 1”</text:span><text:span text:style-name="T85"> é </text:span><text:span text:style-name="T86">verdadeiro, </text:span><text:span text:style-name="T85">como é definido </text:span><text:span text:style-name="T86">em </text:span><text:span text:style-name="T51">“</text:span><text:span text:style-name="T50">transitiva”</text:span><text:span text:style-name="T85">. </text:span></text:p>
      <text:p text:style-name="P5"><text:span text:style-name="T85"><text:tab/><text:tab/>Perceba que para nos auxiliar na impressão dos resultados definiremos um vetor de suporte chamado </text:span><text:span text:style-name="T50">“vetoAuxTran”</text:span><text:span text:style-name="T85"> que possui um custo assintótico de espaço de </text:span><text:span text:style-name="T50">O(1)</text:span><text:span text:style-name="T85">, por ser constante (ter apenas dois elementos independente da entrada), ele será responsável por eliminar as repetições do programa.</text:span></text:p>
      <text:p text:style-name="P20"><text:span text:style-name="T80"><text:tab/><text:tab/>Por fim, como a minha entrada é falsa a disposto da relação transitiva, incluiremos os valores que a tornariam verdadeira para que a saída esperada em </text:span><text:span text:style-name="T44">“fecho transitiva”</text:span><text:span text:style-name="T80"> que será detalhada a seguir esteja correta,</text:span><text:span text:style-name="T81"> isso novamente ocasiona o uso de uma estrutura de repetição que possui também um custo de </text:span><text:span text:style-name="T45">O(n³)</text:span><text:span text:style-name="T81">.</text:span></text:p>
      <text:p text:style-name="P20"><text:span text:style-name="T81"/></text:p>
      <text:p text:style-name="P5"><text:span text:style-name="T86"><text:tab/></text:span><text:span text:style-name="T91">Relação de equivalência e ordem parcial:</text:span></text:p>
      <text:p text:style-name="P5"><text:span text:style-name="T86"><text:tab/><text:tab/>Por definição, relação de equivalência é falsa quando meu conjunto de dados não é <text:s/>transitivo ou reflexiva ou simetrica, ou simultameamente as três relações.</text:span></text:p>
      <text:p text:style-name="P5"><text:span text:style-name="T86"><text:tab/><text:tab/>Para ordem parcial, temos falsa quando não é transitiva ou reflexiva ou antissimétrica.</text:span></text:p>
      <text:p text:style-name="P5"><text:span text:style-name="T86"><text:tab/><text:tab/>O custo assintótico de tempo desse bloco novamente por usar apenas estruturas condicionais é de </text:span><text:span text:style-name="T51">O(1)</text:span><text:span text:style-name="T86">.</text:span></text:p>
      <text:p text:style-name="P20"><text:span text:style-name="T79"><text:tab/></text:span></text:p>
      <text:p text:style-name="P21"><text:span text:style-name="T79"><text:tab/></text:span><text:span text:style-name="T91">Fecho Transitiva:</text:span><text:span text:style-name="T79"><text:tab/></text:span></text:p>
      <text:p text:style-name="P6"><text:span text:style-name="T67"><text:tab/><text:tab/></text:span><text:span text:style-name="T70">Finalmente temos a parte final, ela sempre será impressa entretanto </text:span><text:span text:style-name="T71">com um custo de </text:span><text:span text:style-name="T46">O(n²)</text:span><text:span text:style-name="T71"> em tempo</text:span><text:span text:style-name="T70">, <text:s/>quando minha entrada é transitiva, a impressão será de todos os pares ordenados da minha entrada.</text:span></text:p>
      <text:p text:style-name="P7"><text:span text:style-name="T70"><text:tab/> <text:tab/>Caso seja negativa, usaremos a mesma explicação </text:span><text:span text:style-name="T71">exposta no bloco </text:span><text:span text:style-name="T46">“Transitiva”</text:span><text:span text:style-name="T71"> acima analisando quando a expressão </text:span><text:span text:style-name="T50">“[i][j] == 1 &amp;&amp; [j][z] == 1 &amp;&amp; [i][z] != 1” </text:span><text:span text:style-name="T85">é </text:span><text:span text:style-name="T87">satisfeita gerando o mesmo custo assintótico de tempo. Porém isso é feito após a impressão de todos os pares ordenados marcados como “1” na matriz </text:span><text:span text:style-name="T48">“matriz_int_aloc”</text:span><text:span text:style-name="T82">, </text:span><text:span text:style-name="T87">lembre-se que como foi dito acima, quando a </text:span><text:span text:style-name="T52">“transitiva”</text:span><text:span text:style-name="T87"> for falsa incluiremos ao final da impressão o valor de </text:span><text:span text:style-name="T52">“1”</text:span><text:span text:style-name="T87"> para todos os pares impressos. Esses pares contabilizados acima estão incluídos. O processo de repetir a expressão usada na </text:span><text:span text:style-name="T52">“Transitiva” </text:span><text:span text:style-name="T87">é explicado pois podemos ter pares transitivos formados a partir da união desses casos, vejamos um exemplo abaixo:</text:span></text:p>
      <text:p text:style-name="P7"><text:span text:style-name="T87"/></text:p>
      <text:p text:style-name="P15"><text:span text:style-name="T87">4 1 2 3 4<text:tab/><text:tab/><text:tab/><text:tab/><text:tab/><text:tab/><text:tab/><text:tab/><text:tab/><text:tab/><text:tab/></text:span><text:span text:style-name="T86">P</text:span><text:span text:style-name="T87">ares ordenados: (1,2) ; (2,3); (3,4)</text:span></text:p>
      <text:p text:style-name="P15"><text:span text:style-name="T87">1 2<text:tab/><text:tab/><text:tab/><text:tab/><text:tab/><text:tab/><text:tab/><text:tab/><text:tab/><text:tab/><text:tab/><text:tab/><text:tab/>Transitividade: (1,3) ; (2,4)</text:span></text:p>
      <text:p text:style-name="P7"><text:span text:style-name="T87">2 3</text:span></text:p>
      <text:p text:style-name="P7"><text:span text:style-name="T87">3 4</text:span></text:p>
      <text:p text:style-name="P22"><text:span text:style-name="T61"/></text:p>
      <text:p text:style-name="P22"><text:span text:style-name="T61"><text:tab/>Note que pela definição da relação transitiva</text:span></text:p>
      <text:p text:style-name="P22"><text:span text:style-name="T61"><text:tab/><text:tab/></text:span><text:span text:style-name="T72"> </text:span><text:span text:style-name="T72"><draw:frame draw:style-name="fr1" draw:name="Objeto30" text:anchor-type="as-char" svg:y="-0.386cm" svg:width="12.721cm" svg:height="0.508cm" draw:z-index="6"><draw:object xlink:href="./Object 30" xlink:type="simple" xlink:show="embed" xlink:actuate="onLoad"/><draw:image xlink:href="./ObjectReplacements/Object 30" xlink:type="simple" xlink:show="embed" xlink:actuate="onLoad"/><svg:desc>fórmula</svg:desc></draw:frame></text:span></text:p>
      <text:p text:style-name="P7"><text:span text:style-name="T72"><text:tab/></text:span><text:span text:style-name="T71">Como fazem parte da minha solução os pares (1,3) e (3,4), pela definição (1,4) também </text:span><text:span text:style-name="T73">deverá </text:span><text:span text:style-name="T71"><text:s/>parte da solução, logo a justificativa para que o passo dado no bloco acima seja refeito, isso eliminará a possibilidade de algum par estar ausente, </text:span><text:span text:style-name="T74">consumindo </text:span><text:span text:style-name="T47">O(n³)</text:span><text:span text:style-name="T74"> em tempo.</text:span></text:p>
      <text:p text:style-name="P32"><text:tab/>Então, concluímos que o custo assintótico<text:span text:style-name="T120"> no pior caso</text:span> do código-fonte <text:span text:style-name="T9">“relacao.c”</text:span> <text:span text:style-name="T121">de tempo e espaço respectivamente </text:span>é da ordem de <text:span text:style-name="T24">O(n³) </text:span><text:span text:style-name="T29">, </text:span><text:span text:style-name="T25">O(n²)</text:span><text:span text:style-name="T30">.</text:span></text:p>
      <text:p text:style-name="P31"><text:span text:style-name="T25"/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28:32.829019149</meta:creation-date>
    <dc:date>2020-09-25T17:51:24.121279142</dc:date>
    <meta:editing-duration>PT2H24M48S</meta:editing-duration>
    <meta:editing-cycles>39</meta:editing-cycles>
    <meta:generator>LibreOffice/6.4.6.2$Linux_X86_64 LibreOffice_project/40$Build-2</meta:generator>
    <meta:document-statistic meta:table-count="0" meta:image-count="0" meta:object-count="7" meta:page-count="3" meta:paragraph-count="69" meta:word-count="1406" meta:character-count="8517" meta:non-whitespace-character-count="7074"/>
  </office:meta>
</office:document-meta>
</file>

<file path=Object 1/content.xml><?xml version="1.0" encoding="utf-8"?>
<math xmlns="http://www.w3.org/1998/Math/MathML" display="block">
  <semantics>
    <mrow>
      <mi>R</mi>
      <mi>é</mi>
      <mi mathvariant="italic">ir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irreflexiva dlrarrow forall x em A,( x,x ) notin R  </annotation>
  </semantics>
</math>
</file>

<file path=Object 2/content.xml><?xml version="1.0" encoding="utf-8"?>
<math xmlns="http://www.w3.org/1998/Math/MathML" display="block">
  <semantics>
    <mrow>
      <mi>R</mi>
      <mi>é</mi>
      <mi mathvariant="italic">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 R é reflexiva dlrarrow forall x em A,(x,x) in R   </annotation>
  </semantics>
</math>
</file>

<file path=Object 30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

<file path=Object 4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R é simetrica dlrarrow forall x e y ""em A,""se ( x,y ) in R, "" então ( y,x ) in R</annotation>
  </semantics>
</math>
</file>

<file path=Object 5/content.xml><?xml version="1.0" encoding="utf-8"?>
<math xmlns="http://www.w3.org/1998/Math/MathML" display="block">
  <semantics>
    <mrow>
      <mi>R</mi>
      <mi>é</mi>
      <mi mathvariant="italic">anti</mi>
      <mtext>-</mtext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text/>
      <mi>e</mi>
      <mtext/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  <mi>,</mi>
      <mtext/>
      <mi mathvariant="italic">então</mi>
      <mtext/>
      <mrow>
        <mi>x</mi>
        <mo stretchy="false">=</mo>
        <mi>y</mi>
      </mrow>
    </mrow>
    <annotation encoding="StarMath 5.0">R é anti"-"simetrica dlrarrow forall x e y ""em A,""se ( x,y ) in R "" e""( y,x ) in R, "" então ""x = y </annotation>
  </semantics>
</math>
</file>

<file path=Object 6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simetrica dlrarrow forall x e y ""em A,""se ( x,y ) in R, "" então ( y,x ) notin R</annotation>
  </semantics>
</math>
</file>

<file path=Object 7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